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1"/>
        <table:table-row table:style-name="ro1" table:number-rows-repeated="4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KA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------&gt;</text:p>
          </table:table-cell>
          <table:table-cell table:formula="of:=[.G6]*[.H6]" office:value-type="float" office:value="3.8" calcext:value-type="float">
            <text:p>3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7]*[.H7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8]*[.H8]" office:value-type="float" office:value="1.8" calcext:value-type="float">
            <text:p>1.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6:.J8])" office:value-type="float" office:value="9.6" calcext:value-type="float">
            <text:p>9.6</text:p>
          </table:table-cell>
        </table:table-row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MEMO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------&gt;</text:p>
          </table:table-cell>
          <table:table-cell table:formula="of:=[.G13]*[.H13]" office:value-type="float" office:value="2.72" calcext:value-type="float">
            <text:p>2.7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4]*[.H14]" office:value-type="float" office:value="3.6" calcext:value-type="float">
            <text:p>3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15]*[.H15]" office:value-type="float" office:value="1.8" calcext:value-type="float">
            <text:p>1.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13:.J15])" office:value-type="float" office:value="8.12" calcext:value-type="float">
            <text:p>8.12</text:p>
          </table:table-cell>
        </table:table-row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DATI 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---&gt;</text:p>
          </table:table-cell>
          <table:table-cell table:formula="of:=[.G20]*[.H20]" office:value-type="float" office:value="3.2" calcext:value-type="float">
            <text:p>3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1]*[.H21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2]*[.H22]" office:value-type="float" office:value="1.8" calcext:value-type="float">
            <text:p>1.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20:.J22])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LOYA L&amp; SARA</text:p>
          </table:table-cell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or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------&gt;</text:p>
          </table:table-cell>
          <table:table-cell table:formula="of:=[.G27]*[.H27]" office:value-type="float" office:value="3.52" calcext:value-type="float">
            <text:p>3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actic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-----&gt;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-----&gt;</text:p>
          </table:table-cell>
          <table:table-cell table:formula="of:=[.G28]*[.H28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por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-----&gt;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-----&gt;</text:p>
          </table:table-cell>
          <table:table-cell table:formula="of:=[.G29]*[.H29]" office:value-type="float" office:value="1.8" calcext:value-type="float">
            <text:p>1.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------</text:p>
          </table:table-cell>
        </table:table-row>
        <table:table-row table:style-name="ro1">
          <table:table-cell table:number-columns-repeated="9"/>
          <table:table-cell table:formula="of:=SUM([.J27:.J29])" office:value-type="float" office:value="9.32" calcext:value-type="float">
            <text:p>9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1:52:53.185802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20:38.191961888</meta:creation-date>
    <dc:date>2022-06-17T11:54:23.755112280</dc:date>
    <meta:editing-duration>PT8M36S</meta:editing-duration>
    <meta:editing-cycles>2</meta:editing-cycles>
    <meta:generator>LibreOffice/7.3.3.2$Linux_X86_64 LibreOffice_project/d1d0ea68f081ee2800a922cac8f79445e4603348</meta:generator>
    <meta:document-statistic meta:table-count="1" meta:cell-count="96" meta:object-count="0"/>
  </office:meta>
</office:document-meta>
</file>